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c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eduction -- vector examp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Array Elements</text:p>
          </table:table-cell>
          <table:table-cell office:value-type="string" table:style-name="ce1">
            <text:p><text:s/>combine4</text:p>
          </table:table-cell>
          <table:table-cell office:value-type="string" table:style-name="ce1">
            <text:p><text:s/>combine6_5</text:p>
          </table:table-cell>
          <table:table-cell office:value-type="string" table:style-name="ce1">
            <text:p><text:s/>combine8</text:p>
          </table:table-cell>
          <table:table-cell office:value-type="string" table:style-name="ce1">
            <text:p><text:s/>combine8_2</text:p>
          </table:table-cell>
          <table:table-cell office:value-type="string" table:style-name="ce1">
            <text:p><text:s/>combine8_4</text:p>
          </table:table-cell>
          <table:table-cell office:value-type="string" table:style-name="ce1">
            <text:p><text:s/>combine8_8<text:s/></text:p>
          </table:table-cell>
          <table:table-cell table:style-name="ce1"/>
          <table:table-cell office:value-type="string" table:style-name="ce1">
            <text:p><text:s/>combine4</text:p>
          </table:table-cell>
          <table:table-cell office:value-type="string" table:style-name="ce1">
            <text:p><text:s/>combine6_5<text:s/></text:p>
          </table:table-cell>
          <table:table-cell office:value-type="string" table:style-name="ce1">
            <text:p><text:s/>combine8</text:p>
          </table:table-cell>
          <table:table-cell office:value-type="string" table:style-name="ce1">
            <text:p><text:s/>combine8_2</text:p>
          </table:table-cell>
          <table:table-cell office:value-type="string" table:style-name="ce1">
            <text:p><text:s/>combine8_4</text:p>
          </table:table-cell>
          <table:table-cell office:value-type="string" table:style-name="ce1">
            <text:p><text:s/>combine8_8<text:s/></text:p>
          </table:table-cell>
          <table:table-cell table:number-columns-repeated="16369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0" table:style-name="ce1">
            <text:p>40</text:p>
          </table:table-cell>
          <table:table-cell office:value-type="float" office:value="61926" table:style-name="ce1">
            <text:p>61926</text:p>
          </table:table-cell>
          <table:table-cell office:value-type="float" office:value="23754" table:style-name="ce1">
            <text:p>23754</text:p>
          </table:table-cell>
          <table:table-cell office:value-type="float" office:value="61605" table:style-name="ce1">
            <text:p>61605</text:p>
          </table:table-cell>
          <table:table-cell office:value-type="float" office:value="44163" table:style-name="ce1">
            <text:p>44163</text:p>
          </table:table-cell>
          <table:table-cell office:value-type="float" office:value="40251" table:style-name="ce1">
            <text:p>40251</text:p>
          </table:table-cell>
          <table:table-cell office:value-type="float" office:value="44754" table:style-name="ce1">
            <text:p>44754</text:p>
          </table:table-cell>
          <table:table-cell table:style-name="ce1"/>
          <table:table-cell office:value-type="float" office:value="1548.15" table:style-name="ce1">
            <text:p>1548.15</text:p>
          </table:table-cell>
          <table:table-cell office:value-type="float" office:value="593.85" table:style-name="ce1">
            <text:p>593.85</text:p>
          </table:table-cell>
          <table:table-cell office:value-type="float" office:value="1540.125" table:style-name="ce1">
            <text:p>1540.125</text:p>
          </table:table-cell>
          <table:table-cell office:value-type="float" office:value="1104.075" table:style-name="ce1">
            <text:p>1104.075</text:p>
          </table:table-cell>
          <table:table-cell office:value-type="float" office:value="1006.275" table:style-name="ce1">
            <text:p>1006.275</text:p>
          </table:table-cell>
          <table:table-cell office:value-type="float" office:value="1118.8499999999999" table:style-name="ce1">
            <text:p>1118.85</text:p>
          </table:table-cell>
          <table:table-cell table:number-columns-repeated="16369"/>
        </table:table-row>
        <table:table-row table:style-name="ro1">
          <table:table-cell office:value-type="float" office:value="188000" table:style-name="ce1">
            <text:p>188000</text:p>
          </table:table-cell>
          <table:table-cell office:value-type="float" office:value="188" table:style-name="ce1">
            <text:p>188</text:p>
          </table:table-cell>
          <table:table-cell office:value-type="float" office:value="361617" table:style-name="ce1">
            <text:p>361617</text:p>
          </table:table-cell>
          <table:table-cell office:value-type="float" office:value="100455" table:style-name="ce1">
            <text:p>100455</text:p>
          </table:table-cell>
          <table:table-cell office:value-type="float" office:value="149028" table:style-name="ce1">
            <text:p>149028</text:p>
          </table:table-cell>
          <table:table-cell office:value-type="float" office:value="90063" table:style-name="ce1">
            <text:p>90063</text:p>
          </table:table-cell>
          <table:table-cell office:value-type="float" office:value="63639" table:style-name="ce1">
            <text:p>63639</text:p>
          </table:table-cell>
          <table:table-cell office:value-type="float" office:value="73602" table:style-name="ce1">
            <text:p>73602</text:p>
          </table:table-cell>
          <table:table-cell table:style-name="ce1"/>
          <table:table-cell office:value-type="float" office:value="1923.4946809999999" table:style-name="ce1">
            <text:p>1923.494681</text:p>
          </table:table-cell>
          <table:table-cell office:value-type="float" office:value="534.33510639999997" table:style-name="ce1">
            <text:p>534.3351064</text:p>
          </table:table-cell>
          <table:table-cell office:value-type="float" office:value="792.70212770000001" table:style-name="ce1">
            <text:p>792.7021277</text:p>
          </table:table-cell>
          <table:table-cell office:value-type="float" office:value="479.05851059999998" table:style-name="ce1">
            <text:p>479.0585106</text:p>
          </table:table-cell>
          <table:table-cell office:value-type="float" office:value="338.50531910000001" table:style-name="ce1">
            <text:p>338.5053191</text:p>
          </table:table-cell>
          <table:table-cell office:value-type="float" office:value="391.5" table:style-name="ce1">
            <text:p>391.5</text:p>
          </table:table-cell>
          <table:table-cell table:number-columns-repeated="16369"/>
        </table:table-row>
        <table:table-row table:style-name="ro1">
          <table:table-cell office:value-type="float" office:value="576000" table:style-name="ce1">
            <text:p>576000</text:p>
          </table:table-cell>
          <table:table-cell office:value-type="float" office:value="576" table:style-name="ce1">
            <text:p>576</text:p>
          </table:table-cell>
          <table:table-cell office:value-type="float" office:value="1355271" table:style-name="ce1">
            <text:p>1355271</text:p>
          </table:table-cell>
          <table:table-cell office:value-type="float" office:value="313329" table:style-name="ce1">
            <text:p>313329</text:p>
          </table:table-cell>
          <table:table-cell office:value-type="float" office:value="397113" table:style-name="ce1">
            <text:p>397113</text:p>
          </table:table-cell>
          <table:table-cell office:value-type="float" office:value="216339" table:style-name="ce1">
            <text:p>216339</text:p>
          </table:table-cell>
          <table:table-cell office:value-type="float" office:value="127755" table:style-name="ce1">
            <text:p>127755</text:p>
          </table:table-cell>
          <table:table-cell office:value-type="float" office:value="93699" table:style-name="ce1">
            <text:p>93699</text:p>
          </table:table-cell>
          <table:table-cell table:style-name="ce1"/>
          <table:table-cell office:value-type="float" office:value="2352.901042" table:style-name="ce1">
            <text:p>2352.901042</text:p>
          </table:table-cell>
          <table:table-cell office:value-type="float" office:value="543.97395830000005" table:style-name="ce1">
            <text:p>543.9739583</text:p>
          </table:table-cell>
          <table:table-cell office:value-type="float" office:value="689.43229169999995" table:style-name="ce1">
            <text:p>689.4322917</text:p>
          </table:table-cell>
          <table:table-cell office:value-type="float" office:value="375.58854170000001" table:style-name="ce1">
            <text:p>375.5885417</text:p>
          </table:table-cell>
          <table:table-cell office:value-type="float" office:value="221.796875" table:style-name="ce1">
            <text:p>221.796875</text:p>
          </table:table-cell>
          <table:table-cell office:value-type="float" office:value="162.671875" table:style-name="ce1">
            <text:p>162.671875</text:p>
          </table:table-cell>
          <table:table-cell table:number-columns-repeated="16369"/>
        </table:table-row>
        <table:table-row table:style-name="ro1">
          <table:table-cell office:value-type="float" office:value="1204000" table:style-name="ce1">
            <text:p>1204000</text:p>
          </table:table-cell>
          <table:table-cell office:value-type="float" office:value="1204" table:style-name="ce1">
            <text:p>1204</text:p>
          </table:table-cell>
          <table:table-cell office:value-type="float" office:value="2962446" table:style-name="ce1">
            <text:p>2962446</text:p>
          </table:table-cell>
          <table:table-cell office:value-type="float" office:value="638133" table:style-name="ce1">
            <text:p>638133</text:p>
          </table:table-cell>
          <table:table-cell office:value-type="float" office:value="798852" table:style-name="ce1">
            <text:p>798852</text:p>
          </table:table-cell>
          <table:table-cell office:value-type="float" office:value="415485" table:style-name="ce1">
            <text:p>415485</text:p>
          </table:table-cell>
          <table:table-cell office:value-type="float" office:value="228345" table:style-name="ce1">
            <text:p>228345</text:p>
          </table:table-cell>
          <table:table-cell office:value-type="float" office:value="177981" table:style-name="ce1">
            <text:p>177981</text:p>
          </table:table-cell>
          <table:table-cell table:style-name="ce1"/>
          <table:table-cell office:value-type="float" office:value="2460.503322" table:style-name="ce1">
            <text:p>2460.503322</text:p>
          </table:table-cell>
          <table:table-cell office:value-type="float" office:value="530.01079730000004" table:style-name="ce1">
            <text:p>530.0107973</text:p>
          </table:table-cell>
          <table:table-cell office:value-type="float" office:value="663.49833890000002" table:style-name="ce1">
            <text:p>663.4983389</text:p>
          </table:table-cell>
          <table:table-cell office:value-type="float" office:value="345.08720929999998" table:style-name="ce1">
            <text:p>345.0872093</text:p>
          </table:table-cell>
          <table:table-cell office:value-type="float" office:value="189.65531559999999" table:style-name="ce1">
            <text:p>189.6553156</text:p>
          </table:table-cell>
          <table:table-cell office:value-type="float" office:value="147.8247508" table:style-name="ce1">
            <text:p>147.8247508</text:p>
          </table:table-cell>
          <table:table-cell table:number-columns-repeated="16369"/>
        </table:table-row>
        <table:table-row table:style-name="ro1">
          <table:table-cell office:value-type="float" office:value="2072000" table:style-name="ce1">
            <text:p>2072000</text:p>
          </table:table-cell>
          <table:table-cell office:value-type="float" office:value="2072" table:style-name="ce1">
            <text:p>2072</text:p>
          </table:table-cell>
          <table:table-cell office:value-type="float" office:value="5183091" table:style-name="ce1">
            <text:p>5183091</text:p>
          </table:table-cell>
          <table:table-cell office:value-type="float" office:value="1082352" table:style-name="ce1">
            <text:p>1082352</text:p>
          </table:table-cell>
          <table:table-cell office:value-type="float" office:value="1354920" table:style-name="ce1">
            <text:p>1354920</text:p>
          </table:table-cell>
          <table:table-cell office:value-type="float" office:value="694092" table:style-name="ce1">
            <text:p>694092</text:p>
          </table:table-cell>
          <table:table-cell office:value-type="float" office:value="366207" table:style-name="ce1">
            <text:p>366207</text:p>
          </table:table-cell>
          <table:table-cell office:value-type="float" office:value="262584" table:style-name="ce1">
            <text:p>262584</text:p>
          </table:table-cell>
          <table:table-cell table:style-name="ce1"/>
          <table:table-cell office:value-type="float" office:value="2501.4917949999999" table:style-name="ce1">
            <text:p>2501.491795</text:p>
          </table:table-cell>
          <table:table-cell office:value-type="float" office:value="522.37065640000003" table:style-name="ce1">
            <text:p>522.3706564</text:p>
          </table:table-cell>
          <table:table-cell office:value-type="float" office:value="653.91891889999999" table:style-name="ce1">
            <text:p>653.9189189</text:p>
          </table:table-cell>
          <table:table-cell office:value-type="float" office:value="334.98648650000001" table:style-name="ce1">
            <text:p>334.9864865</text:p>
          </table:table-cell>
          <table:table-cell office:value-type="float" office:value="176.74083010000001" table:style-name="ce1">
            <text:p>176.7408301</text:p>
          </table:table-cell>
          <table:table-cell office:value-type="float" office:value="126.72972969999999" table:style-name="ce1">
            <text:p>126.7297297</text:p>
          </table:table-cell>
          <table:table-cell table:number-columns-repeated="16369"/>
        </table:table-row>
        <table:table-row table:style-name="ro1">
          <table:table-cell office:value-type="float" office:value="3180000" table:style-name="ce1">
            <text:p>3180000</text:p>
          </table:table-cell>
          <table:table-cell office:value-type="float" office:value="3180" table:style-name="ce1">
            <text:p>3180</text:p>
          </table:table-cell>
          <table:table-cell office:value-type="float" office:value="8020281" table:style-name="ce1">
            <text:p>8020281</text:p>
          </table:table-cell>
          <table:table-cell office:value-type="float" office:value="1648707" table:style-name="ce1">
            <text:p>1648707</text:p>
          </table:table-cell>
          <table:table-cell office:value-type="float" office:value="2063085" table:style-name="ce1">
            <text:p>2063085</text:p>
          </table:table-cell>
          <table:table-cell office:value-type="float" office:value="1047381" table:style-name="ce1">
            <text:p>1047381</text:p>
          </table:table-cell>
          <table:table-cell office:value-type="float" office:value="551355" table:style-name="ce1">
            <text:p>551355</text:p>
          </table:table-cell>
          <table:table-cell office:value-type="float" office:value="330597" table:style-name="ce1">
            <text:p>330597</text:p>
          </table:table-cell>
          <table:table-cell table:style-name="ce1"/>
          <table:table-cell office:value-type="float" office:value="2522.1009429999999" table:style-name="ce1">
            <text:p>2522.100943</text:p>
          </table:table-cell>
          <table:table-cell office:value-type="float" office:value="518.46132079999995" table:style-name="ce1">
            <text:p>518.4613208</text:p>
          </table:table-cell>
          <table:table-cell office:value-type="float" office:value="648.76886790000003" table:style-name="ce1">
            <text:p>648.7688679</text:p>
          </table:table-cell>
          <table:table-cell office:value-type="float" office:value="329.36509430000001" table:style-name="ce1">
            <text:p>329.3650943</text:p>
          </table:table-cell>
          <table:table-cell office:value-type="float" office:value="173.38207550000001" table:style-name="ce1">
            <text:p>173.3820755</text:p>
          </table:table-cell>
          <table:table-cell office:value-type="float" office:value="103.9613208" table:style-name="ce1">
            <text:p>103.9613208</text:p>
          </table:table-cell>
          <table:table-cell table:number-columns-repeated="16369"/>
        </table:table-row>
        <table:table-row table:style-name="ro1">
          <table:table-cell office:value-type="float" office:value="4528000" table:style-name="ce1">
            <text:p>4528000</text:p>
          </table:table-cell>
          <table:table-cell office:value-type="float" office:value="4528" table:style-name="ce1">
            <text:p>4528</text:p>
          </table:table-cell>
          <table:table-cell office:value-type="float" office:value="11483748" table:style-name="ce1">
            <text:p>11483748</text:p>
          </table:table-cell>
          <table:table-cell office:value-type="float" office:value="2401320" table:style-name="ce1">
            <text:p>2401320</text:p>
          </table:table-cell>
          <table:table-cell office:value-type="float" office:value="2936286" table:style-name="ce1">
            <text:p>2936286</text:p>
          </table:table-cell>
          <table:table-cell office:value-type="float" office:value="1490853" table:style-name="ce1">
            <text:p>1490853</text:p>
          </table:table-cell>
          <table:table-cell office:value-type="float" office:value="769164" table:style-name="ce1">
            <text:p>769164</text:p>
          </table:table-cell>
          <table:table-cell office:value-type="float" office:value="700989" table:style-name="ce1">
            <text:p>700989</text:p>
          </table:table-cell>
          <table:table-cell table:style-name="ce1"/>
          <table:table-cell office:value-type="float" office:value="2536.1634279999998" table:style-name="ce1">
            <text:p>2536.163428</text:p>
          </table:table-cell>
          <table:table-cell office:value-type="float" office:value="530.32685509999999" table:style-name="ce1">
            <text:p>530.3268551</text:p>
          </table:table-cell>
          <table:table-cell office:value-type="float" office:value="648.47305649999998" table:style-name="ce1">
            <text:p>648.4730565</text:p>
          </table:table-cell>
          <table:table-cell office:value-type="float" office:value="329.25198760000001" table:style-name="ce1">
            <text:p>329.2519876</text:p>
          </table:table-cell>
          <table:table-cell office:value-type="float" office:value="169.86837460000001" table:style-name="ce1">
            <text:p>169.8683746</text:p>
          </table:table-cell>
          <table:table-cell office:value-type="float" office:value="154.81205829999999" table:style-name="ce1">
            <text:p>154.8120583</text:p>
          </table:table-cell>
          <table:table-cell table:number-columns-repeated="16369"/>
        </table:table-row>
        <table:table-row table:style-name="ro1">
          <table:table-cell office:value-type="float" office:value="6116000" table:style-name="ce1">
            <text:p>6116000</text:p>
          </table:table-cell>
          <table:table-cell office:value-type="float" office:value="6116" table:style-name="ce1">
            <text:p>6116</text:p>
          </table:table-cell>
          <table:table-cell office:value-type="float" office:value="15548118" table:style-name="ce1">
            <text:p>15548118</text:p>
          </table:table-cell>
          <table:table-cell office:value-type="float" office:value="3262110" table:style-name="ce1">
            <text:p>3262110</text:p>
          </table:table-cell>
          <table:table-cell office:value-type="float" office:value="3953046" table:style-name="ce1">
            <text:p>3953046</text:p>
          </table:table-cell>
          <table:table-cell office:value-type="float" office:value="1996938" table:style-name="ce1">
            <text:p>1996938</text:p>
          </table:table-cell>
          <table:table-cell office:value-type="float" office:value="1026681" table:style-name="ce1">
            <text:p>1026681</text:p>
          </table:table-cell>
          <table:table-cell office:value-type="float" office:value="904737" table:style-name="ce1">
            <text:p>904737</text:p>
          </table:table-cell>
          <table:table-cell table:style-name="ce1"/>
          <table:table-cell office:value-type="float" office:value="2542.203728" table:style-name="ce1">
            <text:p>2542.203728</text:p>
          </table:table-cell>
          <table:table-cell office:value-type="float" office:value="533.37311969999996" table:style-name="ce1">
            <text:p>533.3731197</text:p>
          </table:table-cell>
          <table:table-cell office:value-type="float" office:value="646.34499670000002" table:style-name="ce1">
            <text:p>646.3449967</text:p>
          </table:table-cell>
          <table:table-cell office:value-type="float" office:value="326.51046439999999" table:style-name="ce1">
            <text:p>326.5104644</text:p>
          </table:table-cell>
          <table:table-cell office:value-type="float" office:value="167.86805100000001" table:style-name="ce1">
            <text:p>167.868051</text:p>
          </table:table-cell>
          <table:table-cell office:value-type="float" office:value="147.9295291" table:style-name="ce1">
            <text:p>147.9295291</text:p>
          </table:table-cell>
          <table:table-cell table:number-columns-repeated="16369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7944" table:style-name="ce1">
            <text:p>7944</text:p>
          </table:table-cell>
          <table:table-cell office:value-type="float" office:value="20227674" table:style-name="ce1">
            <text:p>20227674</text:p>
          </table:table-cell>
          <table:table-cell office:value-type="float" office:value="4236540" table:style-name="ce1">
            <text:p>4236540</text:p>
          </table:table-cell>
          <table:table-cell office:value-type="float" office:value="5210865" table:style-name="ce1">
            <text:p>5210865</text:p>
          </table:table-cell>
          <table:table-cell office:value-type="float" office:value="2583597" table:style-name="ce1">
            <text:p>2583597</text:p>
          </table:table-cell>
          <table:table-cell office:value-type="float" office:value="1321311" table:style-name="ce1">
            <text:p>1321311</text:p>
          </table:table-cell>
          <table:table-cell office:value-type="float" office:value="1169676" table:style-name="ce1">
            <text:p>1169676</text:p>
          </table:table-cell>
          <table:table-cell table:style-name="ce1"/>
          <table:table-cell office:value-type="float" office:value="2546.2832330000001" table:style-name="ce1">
            <text:p>2546.283233</text:p>
          </table:table-cell>
          <table:table-cell office:value-type="float" office:value="533.30060419999995" table:style-name="ce1">
            <text:p>533.3006042</text:p>
          </table:table-cell>
          <table:table-cell office:value-type="float" office:value="655.94977340000003" table:style-name="ce1">
            <text:p>655.9497734</text:p>
          </table:table-cell>
          <table:table-cell office:value-type="float" office:value="325.22620849999998" table:style-name="ce1">
            <text:p>325.2262085</text:p>
          </table:table-cell>
          <table:table-cell office:value-type="float" office:value="166.32817220000001" table:style-name="ce1">
            <text:p>166.3281722</text:p>
          </table:table-cell>
          <table:table-cell office:value-type="float" office:value="147.24018129999999" table:style-name="ce1">
            <text:p>147.2401813</text:p>
          </table:table-cell>
          <table:table-cell table:number-columns-repeated="16369"/>
        </table:table-row>
        <table:table-row table:style-name="ro1">
          <table:table-cell office:value-type="float" office:value="10012000" table:style-name="ce1">
            <text:p>10012000</text:p>
          </table:table-cell>
          <table:table-cell office:value-type="float" office:value="10012" table:style-name="ce1">
            <text:p>10012</text:p>
          </table:table-cell>
          <table:table-cell office:value-type="float" office:value="25520151" table:style-name="ce1">
            <text:p>25520151</text:p>
          </table:table-cell>
          <table:table-cell office:value-type="float" office:value="5350170" table:style-name="ce1">
            <text:p>5350170</text:p>
          </table:table-cell>
          <table:table-cell office:value-type="float" office:value="6435780" table:style-name="ce1">
            <text:p>6435780</text:p>
          </table:table-cell>
          <table:table-cell office:value-type="float" office:value="3236046" table:style-name="ce1">
            <text:p>3236046</text:p>
          </table:table-cell>
          <table:table-cell office:value-type="float" office:value="1648026" table:style-name="ce1">
            <text:p>1648026</text:p>
          </table:table-cell>
          <table:table-cell office:value-type="float" office:value="1506048" table:style-name="ce1">
            <text:p>1506048</text:p>
          </table:table-cell>
          <table:table-cell table:style-name="ce1"/>
          <table:table-cell office:value-type="float" office:value="2548.9563520000002" table:style-name="ce1">
            <text:p>2548.956352</text:p>
          </table:table-cell>
          <table:table-cell office:value-type="float" office:value="534.37574910000001" table:style-name="ce1">
            <text:p>534.3757491</text:p>
          </table:table-cell>
          <table:table-cell office:value-type="float" office:value="642.80663200000004" table:style-name="ce1">
            <text:p>642.806632</text:p>
          </table:table-cell>
          <table:table-cell office:value-type="float" office:value="323.21673989999999" table:style-name="ce1">
            <text:p>323.2167399</text:p>
          </table:table-cell>
          <table:table-cell office:value-type="float" office:value="164.60507390000001" table:style-name="ce1">
            <text:p>164.6050739</text:p>
          </table:table-cell>
          <table:table-cell office:value-type="float" office:value="150.42429089999999" table:style-name="ce1">
            <text:p>150.4242909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 table:style-name="ce1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Chart 1" svg:x="0.20833in" svg:y="0.11458in" svg:width="8.53125in" svg:height="4.97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Josh Yeh</dc:creator>
    <meta:creation-date>2025-02-17T05:27:50Z</meta:creation-date>
    <dc:date>2025-02-19T02:31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aximum="5000" chart:minimum="5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5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5">
      <style:chart-properties chart:symbol-type="automatic" chart:connect-bars="false" chart:solid-type="cuboid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8.1251181102362pt" svg:width="614.2499212598424pt" chart:style-name="Crt0">
        <chart:title chart:style-name="CT00">
          <text:p text:style-name="a0" text:class-names="" text:cond-style-name="">CPE Comparisons between the 4 Methods: Double Data Type</text:p>
        </chart:title>
        <chart:legend style:legend-expansion="custom" style:legend-expansion-aspect-ratio="17.362878635724591" svg:width="449.2665354330709pt" svg:height="25.87511811023622pt" svg:x="109.9833070866142pt" svg:y="288.25pt" chart:style-name="Lgnd"/>
        <chart:plot-area svg:x="12.20503937007874pt" svg:y="31.59732283464567pt" svg:width="597.0448031496063pt" svg:height="302.4474803149606pt" chart:style-name="Plt0">
          <chart:axis chart:dimension="y" chart:name="primary-y" chart:style-name="Axs0">
            <chart:title chart:style-name="AT00">
              <text:p text:style-name="a1" text:class-names="" text:cond-style-name="">CPE (Cycles/1000, Log Scale)</text:p>
            </chart:title>
            <chart:grid chart:class="major" chart:style-name="GMa0"/>
          </chart:axis>
          <chart:axis chart:dimension="x" chart:name="primary-x" chart:style-name="Axs1">
            <chart:title svg:x="269.6595275590551pt" svg:y="323.0449606299212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c.$J$8" chart:values-cell-range-address="1c.$J$9:.$J$18" chart:class="chart:scatter" chart:attached-axis="primary-y" chart:style-name="G0S0">
            <chart:domain table:cell-range-address="1c.$B$9:.$B$18"/>
            <chart:data-point chart:repeated="10"/>
          </chart:series>
          <chart:series chart:label-cell-address="1c.$K$8" chart:values-cell-range-address="1c.$K$9:.$K$18" chart:class="chart:scatter" chart:attached-axis="primary-y" chart:style-name="G0S1">
            <chart:domain table:cell-range-address="1c.$B$9:.$B$18"/>
            <chart:data-point chart:repeated="10"/>
          </chart:series>
          <chart:series chart:label-cell-address="1c.$L$8" chart:values-cell-range-address="1c.$L$9:.$L$18" chart:class="chart:scatter" chart:attached-axis="primary-y" chart:style-name="G0S2">
            <chart:domain table:cell-range-address="1c.$B$9:.$B$18"/>
            <chart:data-point chart:repeated="10"/>
          </chart:series>
          <chart:series chart:label-cell-address="1c.$M$8" chart:values-cell-range-address="1c.$M$9:.$M$18" chart:class="chart:scatter" chart:attached-axis="primary-y" chart:style-name="G0S3">
            <chart:domain table:cell-range-address="1c.$B$9:.$B$18"/>
            <chart:data-point chart:repeated="10"/>
          </chart:series>
          <chart:series chart:label-cell-address="1c.$N$8" chart:values-cell-range-address="1c.$N$9:.$N$18" chart:class="chart:scatter" chart:attached-axis="primary-y" chart:style-name="G0S4">
            <chart:domain table:cell-range-address="1c.$B$9:.$B$18"/>
            <chart:data-point chart:repeated="10"/>
          </chart:series>
          <chart:series chart:label-cell-address="1c.$O$8" chart:values-cell-range-address="1c.$O$9:.$O$18" chart:class="chart:scatter" chart:attached-axis="primary-y" chart:style-name="G0S5">
            <chart:domain table:cell-range-address="1c.$B$9:.$B$18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